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 Unicode" svg:font-family="'Lucida Sans Unicode'"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cm" svg:stroke-color="#000000" draw:marker-start-width="0.3cm" draw:marker-start-center="false" draw:marker-end-width="0.3cm" draw:marker-end-center="false" draw:fill="none" draw:fill-color="#ffffff" fo:min-height="0.374cm" draw:shadow="hidden" draw:shadow-offset-x="0.3cm" draw:shadow-offset-y="0.3cm" draw:shadow-color="#808080"/>
    </style:style>
    <style:style style:name="gr2" style:family="graphic" style:parent-style-name="standard">
      <style:graphic-properties draw:stroke="solid" draw:stroke-dash="Dashed_20__28_var_29__20_68" svg:stroke-width="0.019cm" svg:stroke-color="#000000" draw:marker-start-width="0.33cm" draw:marker-start-center="false" draw:marker-end-width="0.33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graphic-properties draw:stroke="solid" draw:stroke-dash="Dashed_20__28_var_29__20_345" svg:stroke-width="0.019cm" svg:stroke-color="#000000" draw:marker-start-width="0.33cm" draw:marker-start-center="false" draw:marker-end-width="0.33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graphic-properties draw:stroke="solid" draw:stroke-dash="Dashed_20__28_var_29__20_346" svg:stroke-width="0.019cm" svg:stroke-color="#000000" draw:marker-start-width="0.33cm" draw:marker-start-center="false" draw:marker-end-width="0.33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graphic-properties draw:stroke="solid" draw:stroke-dash="Dashed_20__28_var_29__20_347" svg:stroke-width="0.019cm" svg:stroke-color="#000000" draw:marker-start-width="0.33cm" draw:marker-start-center="false" draw:marker-end-width="0.33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graphic-properties draw:stroke="solid" draw:stroke-dash="Dashed_20__28_var_29__20_4308" svg:stroke-width="0.019cm" svg:stroke-color="#000000" draw:marker-start-width="0.33cm" draw:marker-start-center="false" draw:marker-end-width="0.33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graphic-properties draw:stroke="none" svg:stroke-width="0cm" svg:stroke-color="#000000" draw:marker-start-width="0.3cm" draw:marker-start-center="false" draw:marker-end-width="0.3cm" draw:marker-end-center="false" draw:fill="none" draw:fill-color="#ffffff" fo:min-height="0.747cm" draw:shadow="hidden" draw:shadow-offset-x="0.3cm" draw:shadow-offset-y="0.3cm" draw:shadow-color="#808080"/>
    </style:style>
    <style:style style:name="gr8" style:family="graphic" style:parent-style-name="standard">
      <style:graphic-properties draw:stroke="none" svg:stroke-width="0cm" svg:stroke-color="#000000" draw:marker-start-width="0.3cm" draw:marker-start-center="false" draw:marker-end-width="0.3cm" draw:marker-end-center="false" draw:fill="none" draw:fill-color="#ffffff" fo:min-height="0.258cm" draw:shadow="hidden" draw:shadow-offset-x="0.3cm" draw:shadow-offset-y="0.3cm" draw:shadow-color="#808080"/>
    </style:style>
    <style:style style:name="P1" style:family="paragraph">
      <style:paragraph-properties fo:margin-left="0cm" fo:margin-right="0cm" fo:margin-top="0cm" fo:margin-bottom="0cm" fo:line-height="100%" fo:text-indent="0cm"/>
    </style:style>
    <style:style style:name="P2"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 fo:font-size="9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3" style:family="paragraph">
      <loext:graphic-properties draw:fill="none"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1" style:family="text">
      <style:text-properties style:use-window-font-color="true" style:text-outline="false" style:text-line-through-style="none" style:text-line-through-type="none" style:font-name="Bitstream Vera Sans" fo:font-size="9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frame draw:style-name="gr1" draw:text-style-name="P2" draw:layer="layout" svg:width="0.348cm" svg:height="0.624cm" svg:x="12.28cm" svg:y="13.2cm">
            <draw:text-box>
              <text:p text:style-name="P1"><text:span text:style-name="T1">L</text:span></text:p>
            </draw:text-box>
          </draw:frame>
          <draw:frame draw:style-name="gr1" draw:text-style-name="P2" draw:layer="layout" svg:width="0.348cm" svg:height="0.624cm" svg:x="9.525cm" svg:y="15.838cm">
            <draw:text-box>
              <text:p text:style-name="P1"><text:span text:style-name="T1">A</text:span></text:p>
            </draw:text-box>
          </draw:frame>
          <draw:frame draw:style-name="gr1" draw:text-style-name="P2" draw:layer="layout" svg:width="0.348cm" svg:height="0.624cm" svg:x="11.852cm" svg:y="15.832cm">
            <draw:text-box>
              <text:p text:style-name="P1"><text:span text:style-name="T1">K</text:span></text:p>
            </draw:text-box>
          </draw:frame>
          <draw:g>
            <draw:path draw:style-name="gr2" draw:text-style-name="P3" draw:layer="layout" svg:width="0.117cm" svg:height="2.086cm" draw:transform="skewX (-0.00418879020478639) rotate (1.48283173249438) translate (9.7400277777797cm 16.0424305555557cm)" svg:viewBox="0 0 118 2087" svg:d="M60 0c-9 60-30 129-56 208-4 60-5 111-2 178s40 138 49 194 21 145 7 205 11 159 9 196-3 139 2 199 5 150 0 222-11 115-14 194 5 152 10 201 21 140 20 193l17 76 16 21">
              <text:p/>
            </draw:path>
            <draw:path draw:style-name="gr3" draw:text-style-name="P3" draw:layer="layout" svg:width="2.648cm" svg:height="2.384cm" draw:transform="rotate (1.48632239099837) translate (9.7929444444445cm 16.0237916666666cm)" svg:viewBox="0 0 2649 2385" svg:d="M0 0c93 25 113 125 182 176s130 96 194 157 123 127 218 175 110 81 147 168 137 134 201 194 122 72 196 118 116 130 181 173 117 118 184 176 114 116 180 191c44 61 125 114 203 194 65 49 141 51 197 112 50 57 99 99 145 179s146 105 190 185c57 97 133 109 200 155l31 32">
              <text:p/>
            </draw:path>
            <draw:path draw:style-name="gr4" draw:text-style-name="P3" draw:layer="layout" svg:width="2.585cm" svg:height="0.28cm" draw:transform="rotate (1.48684598977397) translate (11.8602222222223cm 16.1462638888889cm)" svg:viewBox="0 0 2586 281" svg:d="M0 0c83 7 139 2 192 4s129 19 210 28 131 19 198 14 134 42 201 55 136-9 213 14 122 44 191 63 134 14 222 0 145 13 208 27 138 26 208 44 118-14 212-30 123 31 183 53 136-2 212 1l58 7 69-12 9 5">
              <text:p/>
            </draw:path>
            <draw:path draw:style-name="gr5" draw:text-style-name="P3" draw:layer="layout" svg:width="0.276cm" svg:height="0.105cm" draw:transform="skewX (0.0333357887130917) rotate (1.49208197752995) translate (9.9728611111173cm 16.1092222222229cm)" svg:viewBox="0 0 277 106" svg:d="M0 90c53 11 164 46 206-42l71-48">
              <text:p/>
            </draw:path>
            <draw:path draw:style-name="gr6" draw:text-style-name="P3" draw:layer="layout" svg:width="0.152cm" svg:height="0.151cm" draw:transform="skewX (0.0232128790515246) rotate (1.49679436651034) translate (11.6777777777778cm 16.1530833333334cm)" svg:viewBox="0 0 153 152" svg:d="M0 0c81-1 120 58 153 146l-21 6">
              <text:p/>
            </draw:path>
          </draw:g>
          <draw:frame draw:style-name="gr7" draw:text-style-name="P2" draw:layer="layout" svg:width="1.143cm" svg:height="0.997cm" svg:x="11.006cm" svg:y="15.594cm">
            <draw:text-box>
              <text:p text:style-name="P1"><text:span text:style-name="T1">96°</text:span></text:p>
            </draw:text-box>
          </draw:frame>
          <draw:frame draw:style-name="gr8" draw:text-style-name="P2" draw:layer="layout" svg:width="1.132cm" svg:height="0.624cm" svg:x="9.855cm" svg:y="15.505cm">
            <draw:text-box>
              <text:p text:style-name="P1"><text:span text:style-name="T1">47°</text:span></text:p>
            </draw:text-box>
          </draw:frame>
          <draw:frame draw:style-name="gr7" draw:text-style-name="P2" draw:layer="layout" svg:width="1.402cm" svg:height="0.997cm" draw:transform="rotate (0.771784595231893) translate (10.208cm 14.948cm)">
            <draw:text-box>
              <text:p text:style-name="P1"><text:span text:style-name="T1">5 cm</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 Unicode" svg:font-family="'Lucida Sans Unicode'"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345" draw:display-name="Dashed (var) 345" draw:style="rect" draw:dots1="1" draw:dots1-length="0.006cm" draw:dots2="1" draw:dots2-length="0.006cm" draw:distance="0.006cm"/>
    <draw:stroke-dash draw:name="Dashed_20__28_var_29__20_346" draw:display-name="Dashed (var) 346" draw:style="rect" draw:dots1="1" draw:dots1-length="0.006cm" draw:dots2="1" draw:dots2-length="0.006cm" draw:distance="0.006cm"/>
    <draw:stroke-dash draw:name="Dashed_20__28_var_29__20_347" draw:display-name="Dashed (var) 347" draw:style="rect" draw:dots1="1" draw:dots1-length="0.006cm" draw:dots2="1" draw:dots2-length="0.006cm" draw:distance="0.006cm"/>
    <draw:stroke-dash draw:name="Dashed_20__28_var_29__20_4308" draw:display-name="Dashed (var) 4308" draw:style="rect" draw:dots1="1" draw:dots1-length="0.006cm" draw:dots2="1" draw:dots2-length="0.006cm" draw:distance="0.006cm"/>
    <draw:stroke-dash draw:name="Dashed_20__28_var_29__20_68" draw:display-name="Dashed (var) 68" draw:style="rect" draw:dots1="1" draw:dots1-length="0.006cm" draw:dots2="1" draw:dots2-length="0.006cm" draw:distance="0.006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26T12:50:40.711516789</meta:creation-date>
    <dc:date>2018-02-27T14:25:17.644351789</dc:date>
    <meta:editing-duration>PT1M36S</meta:editing-duration>
    <meta:editing-cycles>2</meta:editing-cycles>
    <meta:generator>LibreOffice/6.0.0.3$MacOSX_X86_64 LibreOffice_project/64a0f66915f38c6217de274f0aa8e15618924765</meta:generator>
    <meta:document-statistic meta:object-count="13"/>
  </office:meta>
</office:document-meta>
</file>